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6.8278in" fo:margin-left="-0.0208in" fo:margin-top="0in" fo:margin-bottom="0in" table:align="left" style:may-break-between-rows="true" style:writing-mode="page" table:border-model="collapsing"/>
    </style:style>
    <style:style style:name="Table2.A" style:family="table-column">
      <style:table-column-properties style:column-width="2.7361in"/>
    </style:style>
    <style:style style:name="Table2.B" style:family="table-column">
      <style:table-column-properties style:column-width="1.816in"/>
    </style:style>
    <style:style style:name="Table2.C" style:family="table-column">
      <style:table-column-properties style:column-width="2.2757in"/>
    </style:style>
    <style:style style:name="Table2.1" style:family="table-row">
      <style:table-row-properties style:min-row-height="0.5833in" fo:keep-together="auto"/>
    </style:style>
    <style:style style:name="Table2.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bottom" fo:background-color="transparent" fo:padding="0.0382in" fo:border="0.5pt solid #000000" style:writing-mode="page">
        <style:background-image/>
      </style:table-cell-properties>
    </style:style>
    <style:style style:name="Table2.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334in" fo:margin-left="-0.0208in" fo:margin-top="0in" fo:margin-bottom="0in" table:align="left" style:may-break-between-rows="true" style:writing-mode="page" table:border-model="collapsing"/>
    </style:style>
    <style:style style:name="Table3.A" style:family="table-column">
      <style:table-column-properties style:column-width="2.2542in"/>
    </style:style>
    <style:style style:name="Table3.B" style:family="table-column">
      <style:table-column-properties style:column-width="2.4264in"/>
    </style:style>
    <style:style style:name="Table3.C" style:family="table-column">
      <style:table-column-properties style:column-width="1.6535in"/>
    </style:style>
    <style:style style:name="Table3.1" style:family="table-row">
      <style:table-row-properties style:min-row-height="0.4868in" fo:keep-together="auto"/>
    </style:style>
    <style:style style:name="Table3.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style:vertical-align="bottom" fo:background-color="transparent" fo:padding="0.0382in" fo:border="0.5pt solid #000000" style:writing-mode="page">
        <style:background-image/>
      </style:table-cell-properties>
    </style:style>
    <style:style style:name="Table3.2" style:family="table-row">
      <style:table-row-properties style:min-row-height="2.6632in" fo:keep-together="auto"/>
    </style:style>
    <style:style style:name="Table3.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2.1972in" fo:keep-together="auto"/>
    </style:style>
    <style:style style:name="Table3.4" style:family="table-row">
      <style:table-row-properties style:min-row-height="2.5076in" fo:keep-together="auto"/>
    </style:style>
    <style:style style:name="Table4" style:family="table">
      <style:table-properties style:width="6.7139in" fo:margin-left="-0.0208in" fo:margin-top="0in" fo:margin-bottom="0in" table:align="left" style:may-break-between-rows="true" style:writing-mode="page" table:border-model="collapsing"/>
    </style:style>
    <style:style style:name="Table4.A" style:family="table-column">
      <style:table-column-properties style:column-width="1.0306in"/>
    </style:style>
    <style:style style:name="Table4.B" style:family="table-column">
      <style:table-column-properties style:column-width="3.7625in"/>
    </style:style>
    <style:style style:name="Table4.C" style:family="table-column">
      <style:table-column-properties style:column-width="1.9208in"/>
    </style:style>
    <style:style style:name="Table4.1" style:family="table-row">
      <style:table-row-properties style:min-row-height="0.9722in" fo:keep-together="auto"/>
    </style:style>
    <style:style style:name="Table4.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style:vertical-align="bottom" fo:background-color="transparent" fo:padding="0.0382in" fo:border="0.5pt solid #000000" style:writing-mode="page">
        <style:background-image/>
      </style:table-cell-properties>
    </style:style>
    <style:style style:name="Table4.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rsid="0021f8f5" officeooo:paragraph-rsid="0032a05f"/>
    </style:style>
    <style:style style:name="P9" style:family="paragraph" style:parent-style-name="Text_20_body" style:list-style-name="L1">
      <style:text-properties officeooo:rsid="0021f8f5" officeooo:paragraph-rsid="003b43fe"/>
    </style:style>
    <style:style style:name="P10" style:family="paragraph" style:parent-style-name="Text_20_body" style:list-style-name="L1">
      <style:text-properties officeooo:paragraph-rsid="003b43fe"/>
    </style:style>
    <style:style style:name="P11" style:family="paragraph" style:parent-style-name="Text_20_body" style:list-style-name="L1"/>
    <style:style style:name="P12" style:family="paragraph" style:parent-style-name="Text_20_body" style:list-style-name="L1">
      <style:text-properties officeooo:rsid="0021f8f5"/>
    </style:style>
    <style:style style:name="P13" style:family="paragraph" style:parent-style-name="Text_20_body" style:list-style-name="L2">
      <style:text-properties officeooo:rsid="0021f8f5"/>
    </style:style>
    <style:style style:name="P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21f8f5"/>
    </style:style>
    <style:style style:name="P16" style:family="paragraph" style:parent-style-name="Text_20_body" style:list-style-name="L3">
      <style:text-properties officeooo:rsid="0021f8f5"/>
    </style:style>
    <style:style style:name="P17" style:family="paragraph" style:parent-style-name="Text_20_body" style:list-style-name="L3">
      <style:text-properties officeooo:paragraph-rsid="0023e832"/>
    </style:style>
    <style:style style:name="P18" style:family="paragraph" style:parent-style-name="Text_20_body" style:list-style-name="L4">
      <style:text-properties officeooo:rsid="0021f8f5"/>
    </style:style>
    <style:style style:name="P19" style:family="paragraph" style:parent-style-name="Text_20_body" style:list-style-name="L5">
      <style:text-properties officeooo:rsid="0021f8f5" officeooo:paragraph-rsid="0023e832"/>
    </style:style>
    <style:style style:name="P20" style:family="paragraph" style:parent-style-name="Text_20_body" style:list-style-name="L5">
      <style:text-properties officeooo:paragraph-rsid="0023e832"/>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Heading_20_2">
      <style:text-properties officeooo:rsid="002d1489" officeooo:paragraph-rsid="002d1489"/>
    </style:style>
    <style:style style:name="P25" style:family="paragraph" style:parent-style-name="Text_20_body">
      <style:text-properties officeooo:rsid="002d1489" officeooo:paragraph-rsid="002d1489"/>
    </style:style>
    <style:style style:name="P2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officeooo:paragraph-rsid="002d148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Heading_20_1">
      <style:paragraph-properties fo:break-before="page"/>
      <style:text-properties officeooo:paragraph-rsid="00319191"/>
    </style:style>
    <style:style style:name="P28" style:family="paragraph" style:parent-style-name="Text_20_body">
      <style:text-properties officeooo:paragraph-rsid="00319191"/>
    </style:style>
    <style:style style:name="P29" style:family="paragraph" style:parent-style-name="Text_20_body" style:list-style-name="L9"/>
    <style:style style:name="P30" style:family="paragraph" style:parent-style-name="Text_20_body">
      <style:text-properties officeooo:paragraph-rsid="0034b719"/>
    </style:style>
    <style:style style:name="P31" style:family="paragraph" style:parent-style-name="Text_20_body">
      <style:text-properties officeooo:paragraph-rsid="003c2213"/>
    </style:style>
    <style:style style:name="P32" style:family="paragraph" style:parent-style-name="Heading_20_4">
      <style:paragraph-properties fo:margin-top="0in" fo:margin-bottom="0.0972in" style:contextual-spacing="false" fo:line-height="115%"/>
    </style:style>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paragraph-properties fo:margin-top="0in" fo:margin-bottom="0.0972in" style:contextual-spacing="false" fo:line-height="115%"/>
    </style:style>
    <style:style style:name="P37" style:family="paragraph" style:parent-style-name="Heading_20_3">
      <style:paragraph-properties fo:margin-top="0in" fo:margin-bottom="0.0972in" style:contextual-spacing="false" fo:line-height="115%"/>
    </style:style>
    <style:style style:name="P38" style:family="paragraph" style:parent-style-name="Text_20_body" style:list-style-name="List_20_1"/>
    <style:style style:name="P39" style:family="paragraph" style:parent-style-name="Text_20_body" style:list-style-name="List_20_1">
      <style:text-properties officeooo:paragraph-rsid="003b43fe"/>
    </style:style>
    <style:style style:name="P40" style:family="paragraph" style:parent-style-name="Text_20_body">
      <style:text-properties officeooo:rsid="000b84e4" officeooo:paragraph-rsid="002f63e8"/>
    </style:style>
    <style:style style:name="T1" style:family="text">
      <style:text-properties officeooo:rsid="003d739f"/>
    </style:style>
    <style:style style:name="T2" style:family="text">
      <style:text-properties fo:font-weight="normal" style:font-weight-asian="normal" style:font-weight-complex="normal"/>
    </style:style>
    <style:style style:name="T3" style:family="text">
      <style:text-properties fo:font-weight="normal" officeooo:rsid="00449e42" style:font-weight-asian="normal" style:font-weight-complex="normal"/>
    </style:style>
    <style:style style:name="T4" style:family="text">
      <style:text-properties fo:font-weight="normal" officeooo:rsid="0046a1d6" style:font-weight-asian="normal" style:font-weight-complex="normal"/>
    </style:style>
    <style:style style:name="T5" style:family="text">
      <style:text-properties fo:color="#ff0000" loext:opacity="100%" fo:font-weight="normal" officeooo:rsid="0046a1d6" style:font-weight-asian="normal" style:font-weight-complex="normal"/>
    </style:style>
    <style:style style:name="T6" style:family="text">
      <style:text-properties officeooo:rsid="002b578f"/>
    </style:style>
    <style:style style:name="T7" style:family="text">
      <style:text-properties style:font-name="DejaVu Serif" fo:font-weight="normal" officeooo:rsid="002b578f" style:font-weight-asian="normal" style:font-weight-complex="normal"/>
    </style:style>
    <style:style style:name="T8" style:family="text">
      <style:text-properties officeooo:rsid="0021f8f5"/>
    </style:style>
    <style:style style:name="T9" style:family="text">
      <style:text-properties officeooo:rsid="003e5d50"/>
    </style:style>
    <style:style style:name="T10" style:family="text">
      <style:text-properties officeooo:rsid="002243e8"/>
    </style:style>
    <style:style style:name="T11" style:family="text">
      <style:text-properties fo:font-weight="normal" officeooo:rsid="0023e832" style:font-weight-asian="normal" style:font-weight-complex="normal"/>
    </style:style>
    <style:style style:name="T12" style:family="text">
      <style:text-properties officeooo:rsid="0023e832"/>
    </style:style>
    <style:style style:name="T13" style:family="text">
      <style:text-properties officeooo:rsid="004866d1"/>
    </style:style>
    <style:style style:name="T14" style:family="text">
      <style:text-properties officeooo:rsid="0024bd3d"/>
    </style:style>
    <style:style style:name="T15" style:family="text">
      <style:text-properties officeooo:rsid="003b43fe"/>
    </style:style>
    <style:style style:name="T16" style:family="text">
      <style:text-properties officeooo:rsid="003240a4"/>
    </style:style>
    <style:style style:name="T17" style:family="text">
      <style:text-properties officeooo:rsid="002d1489"/>
    </style:style>
    <style:style style:name="T18" style:family="text">
      <style:text-properties officeooo:rsid="00319191"/>
    </style:style>
    <style:style style:name="T19" style:family="text">
      <style:text-properties officeooo:rsid="0034b719"/>
    </style:style>
    <style:style style:name="T20" style:family="text">
      <style:text-properties fo:color="#ff0000" loext:opacity="100%" officeooo:rsid="004a6544"/>
    </style:style>
    <style:style style:name="T21" style:family="text">
      <style:text-properties fo:color="#ff0000" loext:opacity="100%" officeooo:rsid="004c59bd"/>
    </style:style>
    <style:style style:name="T22" style:family="text">
      <style:text-properties fo:font-weight="bold" style:font-weight-asian="bold"/>
    </style:style>
    <style:style style:name="T23" style:family="text">
      <style:text-properties officeooo:rsid="00439d31"/>
    </style:style>
    <style:style style:name="T24" style:family="text">
      <style:text-properties officeooo:rsid="003c221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971_1622674227" office:name="1. Projectbeschrijving" text:style-name="Index_20_Link" text:visited-style-name="Index_20_Link">1. Projectbeschrijving<text:tab/>3</text:a></text:p>
          <text:p text:style-name="P3"><text:a xlink:type="simple" xlink:href="#__RefHeading___Toc1304_3039812308" office:name="2. Analyse / Specificatie" text:style-name="Index_20_Link" text:visited-style-name="Index_20_Link">2. Analyse / Specificatie<text:tab/>5</text:a></text:p>
          <text:p text:style-name="P4"><text:a xlink:type="simple" xlink:href="#__RefHeading___Toc1306_3039812308" office:name="2.1 Scope" text:style-name="Index_20_Link" text:visited-style-name="Index_20_Link">2.1 Scope<text:tab/>5</text:a></text:p>
          <text:p text:style-name="P4"><text:a xlink:type="simple" xlink:href="#__RefHeading___Toc1308_3039812308" office:name="2.2 Doelgroep / Gebruikers" text:style-name="Index_20_Link" text:visited-style-name="Index_20_Link">2.2 Doelgroep / Gebruikers<text:tab/>5</text:a></text:p>
          <text:p text:style-name="P4"><text:a xlink:type="simple" xlink:href="#__RefHeading___Toc1310_3039812308" office:name="2.3 Functieanalyse (MoSCow)" text:style-name="Index_20_Link" text:visited-style-name="Index_20_Link">2.3 Functieanalyse (MoSCow)<text:tab/>5</text:a></text:p>
          <text:p text:style-name="P4"><text:a xlink:type="simple" xlink:href="#__RefHeading___Toc1312_3039812308" office:name="2.4 Beperkingen en voorkeuren" text:style-name="Index_20_Link" text:visited-style-name="Index_20_Link">2.4 Beperkingen en voorkeuren<text:tab/>6</text:a></text:p>
          <text:p text:style-name="P4"><text:a xlink:type="simple" xlink:href="#__RefHeading___Toc1314_3039812308" office:name="2.5 Use case Pixar Pitch" text:style-name="Index_20_Link" text:visited-style-name="Index_20_Link">2.5 Use case Pixar Pitch<text:tab/>7</text:a></text:p>
          <text:p text:style-name="P4"><text:a xlink:type="simple" xlink:href="#__RefHeading___Toc1316_3039812308" office:name="2.6 Openstaande vragen / keuzes" text:style-name="Index_20_Link" text:visited-style-name="Index_20_Link">2.6 Openstaande vragen / keuzes<text:tab/>8</text:a></text:p>
          <text:p text:style-name="P3"><text:a xlink:type="simple" xlink:href="#__RefHeading___Toc1584_3069374886" office:name="3. Methoden" text:style-name="Index_20_Link" text:visited-style-name="Index_20_Link">3. Methoden<text:tab/>9</text:a></text:p>
          <text:p text:style-name="P4"><text:a xlink:type="simple" xlink:href="#__RefHeading___Toc1586_3069374886" office:name="3.1 Welke sensoren zijn geschikt?" text:style-name="Index_20_Link" text:visited-style-name="Index_20_Link">3.1 Welke sensoren zijn geschikt?<text:tab/>9</text:a></text:p>
          <text:p text:style-name="P4"><text:a xlink:type="simple" xlink:href="#__RefHeading___Toc1588_3069374886" office:name="3.2 Welke microcontroller/software-setup geeft de geschikte realtime feedback?" text:style-name="Index_20_Link" text:visited-style-name="Index_20_Link">3.2 Welke microcontroller/software-setup geeft de geschikte realtime feedback?<text:tab/>10</text:a></text:p>
          <text:p text:style-name="P5"><text:a xlink:type="simple" xlink:href="#__RefHeading___Toc1590_3069374886" office:name="3.3 Welke analysevormen zijn nuttig voor professionals?" text:style-name="Index_20_Link" text:visited-style-name="Index_20_Link">3.3 Welke analysevormen zijn nuttig voor professionals?<text:tab/>10</text:a></text:p>
          <text:p text:style-name="P4"><text:a xlink:type="simple" xlink:href="#__RefHeading___Toc1592_3069374886" office:name="3.4 Schematische weergave" text:style-name="Index_20_Link" text:visited-style-name="Index_20_Link">3.4 Schematische weergave<text:tab/>11</text:a></text:p>
          <text:p text:style-name="P3"><text:a xlink:type="simple" xlink:href="#__RefHeading___Toc1594_3069374886" office:name="4. Advies en Planning" text:style-name="Index_20_Link" text:visited-style-name="Index_20_Link">4. Advies en Planning<text:tab/>13</text:a></text:p>
          <text:p text:style-name="P3"><text:a xlink:type="simple" xlink:href="#__RefHeading___Toc1596_3069374886" office:name="Bijlage 1 – Conceptvragenlijst Expertinterviews" text:style-name="Index_20_Link" text:visited-style-name="Index_20_Link">Bijlage 1 – Conceptvragenlijst Expertinterviews<text:tab/>15</text:a></text:p>
          <text:p text:style-name="P4"><text:a xlink:type="simple" xlink:href="#__RefHeading___Toc1598_3069374886" office:name="Blok 1 – Sensoren (opgesplitst naar experts)" text:style-name="Index_20_Link" text:visited-style-name="Index_20_Link">Blok 1 – Sensoren (opgesplitst naar experts)<text:tab/>15</text:a></text:p>
          <text:p text:style-name="P6"><text:a xlink:type="simple" xlink:href="#__RefHeading___Toc1600_3069374886" office:name="1. Expertinterview met powerliftcoach" text:style-name="Index_20_Link" text:visited-style-name="Index_20_Link">1. Expertinterview met powerliftcoach<text:tab/>15</text:a></text:p>
          <text:p text:style-name="P6"><text:a xlink:type="simple" xlink:href="#__RefHeading___Toc1602_3069374886" office:name="2. Expertinterview met sensor- of hardware-expert" text:style-name="Index_20_Link" text:visited-style-name="Index_20_Link">2. Expertinterview met sensor- of hardware-expert<text:tab/>15</text:a></text:p>
          <text:p text:style-name="P6"><text:a xlink:type="simple" xlink:href="#__RefHeading___Toc1604_3069374886" office:name="3. Literatuurstudie" text:style-name="Index_20_Link" text:visited-style-name="Index_20_Link">3. Literatuurstudie<text:tab/>16</text:a></text:p>
          <text:p text:style-name="P5"><text:a xlink:type="simple" xlink:href="#__RefHeading___Toc1606_3069374886" office:name="Blok 2 – Microcontroller &amp; Software" text:style-name="Index_20_Link" text:visited-style-name="Index_20_Link">Blok 2 – Microcontroller &amp; Software<text:tab/>16</text:a></text:p>
          <text:p text:style-name="P5"><text:a xlink:type="simple" xlink:href="#__RefHeading___Toc1608_3069374886" office:name="Blok 3 – Analyse &amp; Gebruik" text:style-name="Index_20_Link" text:visited-style-name="Index_20_Link">Blok 3 – Analyse &amp; Gebruik<text:tab/>16</text:a></text:p>
          <text:p text:style-name="P5"><text:a xlink:type="simple" xlink:href="#__RefHeading___Toc1610_3069374886" office:name="Afsluitende vragen" text:style-name="Index_20_Link" text:visited-style-name="Index_20_Link">Afsluitende vragen<text:tab/>17</text:a></text:p>
        </text:index-body>
      </text:table-of-content>
      <text:h text:style-name="Heading_20_2" text:outline-level="2"><text:span text:style-name="Strong_20_Emphasis"/></text:h>
      <text:h text:style-name="P7" text:outline-level="1"><text:bookmark-start text:name="__RefHeading___Toc971_1622674227"/><text:span text:style-name="Strong_20_Emphasis">1. Projectbeschrijving</text:span><text:bookmark-end text:name="__RefHeading___Toc971_1622674227"/></text:h>
      <text:p text:style-name="Text_20_body"><text:span text:style-name="Strong_20_Emphasis">Projectnaam:</text:span> Bewegingsanalyse Powerliften</text:p>
      <text:p text:style-name="Text_20_body"><text:span text:style-name="Strong_20_Emphasis"><text:span text:style-name="T1">I</text:span></text:span><text:span text:style-name="Strong_20_Emphasis">ntroductie:</text:span><text:line-break/>Hersenen, waarmee we kunnen nadenken, en onze beweegbare duimen, waarmee we objecten manipuleren, worden vaak gezien als onze belangrijkste evolutionaire voordelen. Toch bezit de mens nog meer bijzondere eigenschappen.</text:p>
      <text:p text:style-name="Text_20_body">Een goed voorbeeld hiervan is de Man vs. Horse Marathon in Llanwrtyd Wells, Wales. Deze jaarlijkse wedstrijd, waarin hardlopers het opnemen tegen ruiters te paard over zo’n 35 kilometer, werd voor het eerst georganiseerd in 1980 na een discussie in een pub over de vraag of een mens een paard zou kunnen verslaan op lange afstand. Over het algemeen winnen de paarden door hun snelheid, maar in 2004, 2007, 2022, 2023 en 2025 won de mens. Wat deze dagen gemeen hadden, waren <text:span text:style-name="T1">(</text:span>zeer<text:span text:style-name="T1">)</text:span> warme weersomstandigheden.</text:p>
      <text:p text:style-name="Text_20_body">De verklaring ligt in onze uitzonderlijke thermoregulatie. Mensen kunnen zweten over het gehele lichaam, waardoor warmte efficiënt wordt afgevoerd. In combinatie met ons enorme uithoudingsvermogen maakt dit ons tot zeer sterke duursporters. Volgens de ‘persistence hunting’-hypothese zijn we evolutionair gevormd om langere afstanden vol te houden: misschien niet de snelsten, maar wel de meest volhardende.</text:p>
      <text:p text:style-name="Text_20_body"><text:span text:style-name="Strong_20_Emphasis">Probleem:</text:span><text:line-break/>Veel mensen, waaronder ikzelf, ervaren beperkingen bij hardlopen, vaak door knieklachten. Powerlifting heeft mijn overtuiging veranderd: de oorzaak ligt vaak niet bij de knieën zelf, maar bij een gebrek aan mobiliteit of gebrekkige neuromusculaire aansturing in de heupen en/of voeten.</text:p>
      <text:p text:style-name="Text_20_body">Wanneer een beweging niet volledig kan worden uitgevoerd, compenseert het lichaam op manieren die op de lange termijn tot klachten leiden. Professionals zoals fysiotherapeuten of powerliftcoaches kunnen helpen, maar hebben geen directe toegang tot interne bewegingsinformatie. <text:span text:style-name="T1">Men kan niet in het lichaam van hun client kijken. </text:span>Dit project richt zich op het ontwikkelen van een systeem dat professionals helpt betere inzichten te krijgen in de bewegingen van hun cliënten.</text:p>
      <text:p text:style-name="Text_20_body"><text:span text:style-name="Strong_20_Emphasis">Doel:</text:span><text:line-break/>Ontwikkelen van een prototype meetsysteem dat professionals ondersteunt bij de analyse van bewegingen tijdens powerlifting en bij de evaluatie van eventuele aanpassingen of correcties.</text:p>
      <text:p text:style-name="Text_20_body"><text:soft-page-break/><text:span text:style-name="Strong_20_Emphasis">Hoofdvraag:</text:span><text:line-break/>Welk digitaal meetsysteem kan worden ontwikkeld dat inzicht biedt in de bewegingen die worden gemaakt tijdens powerlifting?</text:p>
      <text:h text:style-name="P7" text:outline-level="1"><text:bookmark-start text:name="__RefHeading___Toc1304_3039812308"/><text:span text:style-name="Strong_20_Emphasis">2. Analyse / Specificatie</text:span><text:bookmark-end text:name="__RefHeading___Toc1304_3039812308"/></text:h>
      <text:h text:style-name="Heading_20_2" text:outline-level="2"><text:bookmark-start text:name="__RefHeading___Toc1306_3039812308"/>2.1 Scope<text:bookmark-end text:name="__RefHeading___Toc1306_3039812308"/></text:h>
      <text:p text:style-name="P8"><text:span text:style-name="Strong_20_Emphasis"><text:span text:style-name="T2">Het prototype wordt ontwikkeld in meerdere fases</text:span></text:span><text:span text:style-name="Strong_20_Emphasis"> </text:span><text:span text:style-name="Strong_20_Emphasis"><text:span text:style-name="T2">(</text:span></text:span><text:span text:style-name="Strong_20_Emphasis"><text:span text:style-name="T3">runs) </text:span></text:span><text:span text:style-name="Strong_20_Emphasis"><text:span text:style-name="T4">(</text:span></text:span><text:span text:style-name="Strong_20_Emphasis"><text:span text:style-name="T5">De runs kan je ook zien als deelvragen)</text:span></text:span><text:span text:style-name="Strong_20_Emphasis"><text:span text:style-name="T2">:</text:span></text:span></text:p>
      <text:list text:style-name="L1">
        <text:list-item>
          <text:p text:style-name="P9"><text:span text:style-name="Strong_20_Emphasis"><text:span text:style-name="T6">Run 1 – Onderzoeksvragen: </text:span></text:span><text:span text:style-name="Strong_20_Emphasis"><text:span text:style-name="T7">Onderzoeksvragen identificeren, requirements verzamelen.</text:span></text:span></text:p>
        </text:list-item>
        <text:list-item>
          <text:p text:style-name="P10"><text:span text:style-name="Strong_20_Emphasis"><text:span text:style-name="T8">Run </text:span></text:span><text:span text:style-name="Strong_20_Emphasis"><text:span text:style-name="T6">2</text:span></text:span><text:span text:style-name="Strong_20_Emphasis"><text:span text:style-name="T8"> – Hardware prototyping:</text:span></text:span><text:span text:style-name="T8"> </text:span>Testen van sensortechnologieën en realtime visualisatie.</text:p>
        </text:list-item>
        <text:list-item>
          <text:p text:style-name="P11"><text:span text:style-name="Strong_20_Emphasis"><text:span text:style-name="T8">Run </text:span></text:span><text:span text:style-name="Strong_20_Emphasis"><text:span text:style-name="T6">3</text:span></text:span><text:span text:style-name="Strong_20_Emphasis"><text:span text:style-name="T8"> – Dataopslag:</text:span></text:span><text:span text:style-name="T8"> </text:span>Lokale opslag van sensordata voor latere analyse <text:span text:style-name="T9">en terug kijken van de opgeslagen data.</text:span></text:p>
        </text:list-item>
        <text:list-item>
          <text:p text:style-name="P12"><text:span text:style-name="Strong_20_Emphasis">Run </text:span><text:span text:style-name="Strong_20_Emphasis"><text:span text:style-name="T6">4</text:span></text:span><text:span text:style-name="Strong_20_Emphasis"> – Analyse:</text:span> Data-analyse toevoegen, bijvoorbeeld visualisatie van drukverdeling of bewegingspatronen.</text:p>
        </text:list-item>
        <text:list-item>
          <text:p text:style-name="P11"><text:span text:style-name="Strong_20_Emphasis"><text:span text:style-name="T8">Run </text:span></text:span><text:span text:style-name="Strong_20_Emphasis"><text:span text:style-name="T6">5</text:span></text:span><text:span text:style-name="Strong_20_Emphasis"><text:span text:style-name="T8"> – Verdere uitbreidingen:</text:span></text:span><text:span text:style-name="T8"> </text:span>Integratie met apps, webinterface of slimme software, afhankelijk van resterende tijd, budget en feedback uit eerdere runs.</text:p>
        </text:list-item>
      </text:list>
      <text:h text:style-name="Heading_20_2" text:outline-level="2"><text:bookmark-start text:name="__RefHeading___Toc1308_3039812308"/>2.2 Doelgroep / Gebruikers<text:bookmark-end text:name="__RefHeading___Toc1308_3039812308"/></text:h>
      <text:list text:style-name="L2">
        <text:list-item>
          <text:p text:style-name="P13"><text:span text:style-name="Strong_20_Emphasis">Primair:</text:span> Professionals zoals fysiotherapeuten en coaches die inzicht willen in hoe een cliënt beweegt.</text:p>
        </text:list-item>
        <text:list-item>
          <text:p text:style-name="P13"><text:span text:style-name="Strong_20_Emphasis">Secundair:</text:span> Cliënten zelf, indien het systeem later intuïtief genoeg wordt.</text:p>
        </text:list-item>
        <text:list-item>
          <text:p text:style-name="P13">Gebruiksgemak is belangrijk, maar prioriteit ligt op<text:span text:style-name="T2"> </text:span><text:span text:style-name="Strong_20_Emphasis"><text:span text:style-name="T2">functionerend prototype</text:span></text:span><text:span text:style-name="T2">.</text:span></text:p>
        </text:list-item>
      </text:list>
      <text:h text:style-name="Heading_20_2" text:outline-level="2"><text:bookmark-start text:name="__RefHeading___Toc1310_3039812308"/>2.3 Functieanalyse (<text:span text:style-name="T10">MoSCow</text:span>)<text:bookmark-end text:name="__RefHeading___Toc1310_3039812308"/></text:h>
      <text:p text:style-name="Standard"/>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4">Functie / Feature</text:p>
          </table:table-cell>
          <table:table-cell table:style-name="Table2.A1" office:value-type="string">
            <text:p text:style-name="P14">MoSCoW-prioriteit</text:p>
          </table:table-cell>
          <table:table-cell table:style-name="Table2.C1" office:value-type="string">
            <text:p text:style-name="P14">Toelichting / Run</text:p>
          </table:table-cell>
        </table:table-row>
        <table:table-row table:style-name="Table2.1">
          <table:table-cell table:style-name="Table2.A2" office:value-type="string">
            <text:p text:style-name="P14">Vrije software</text:p>
          </table:table-cell>
          <table:table-cell table:style-name="Table2.A2" office:value-type="string">
            <text:p text:style-name="P14">Must have</text:p>
          </table:table-cell>
          <table:table-cell table:style-name="Table2.C2" office:value-type="string">
            <text:p text:style-name="P14">Open-source software</text:p>
          </table:table-cell>
        </table:table-row>
        <table:table-row table:style-name="Table2.1">
          <table:table-cell table:style-name="Table2.A2" office:value-type="string">
            <text:p text:style-name="P14">Realtime uitlezen van sensordata</text:p>
          </table:table-cell>
          <table:table-cell table:style-name="Table2.A2" office:value-type="string">
            <text:p text:style-name="P14">Must have</text:p>
          </table:table-cell>
          <table:table-cell table:style-name="Table2.C2" office:value-type="string">
            <text:p text:style-name="P14">Kernfunctionaliteit voor feedback (Run 2)</text:p>
          </table:table-cell>
        </table:table-row>
        <table:table-row table:style-name="Table2.1">
          <table:table-cell table:style-name="Table2.A2" office:value-type="string">
            <text:p text:style-name="P14">Draagbaarheid hardware</text:p>
          </table:table-cell>
          <table:table-cell table:style-name="Table2.A2" office:value-type="string">
            <text:p text:style-name="P14">Must have</text:p>
          </table:table-cell>
          <table:table-cell table:style-name="Table2.C2" office:value-type="string">
            <text:p text:style-name="P14">Belangrijk voor gebruik <text:soft-page-break/>in sportschool (Run 1 &amp; 2)</text:p>
          </table:table-cell>
        </table:table-row>
        <table:table-row table:style-name="Table2.1">
          <table:table-cell table:style-name="Table2.A2" office:value-type="string">
            <text:p text:style-name="P14">Visualisatie van data</text:p>
          </table:table-cell>
          <table:table-cell table:style-name="Table2.A2" office:value-type="string">
            <text:p text:style-name="P14">Must have</text:p>
          </table:table-cell>
          <table:table-cell table:style-name="Table2.C2" office:value-type="string">
            <text:p text:style-name="P14">Voor interpretatie door professional (Run 2 &amp; 3)</text:p>
          </table:table-cell>
        </table:table-row>
        <table:table-row table:style-name="Table2.1">
          <table:table-cell table:style-name="Table2.A2" office:value-type="string">
            <text:p text:style-name="P14">Data lokaal opslaan</text:p>
          </table:table-cell>
          <table:table-cell table:style-name="Table2.A2" office:value-type="string">
            <text:p text:style-name="P14">Must have</text:p>
          </table:table-cell>
          <table:table-cell table:style-name="Table2.C2" office:value-type="string">
            <text:p text:style-name="P14">Nodig voor latere analyse (Run 3)</text:p>
          </table:table-cell>
        </table:table-row>
        <table:table-row table:style-name="Table2.1">
          <table:table-cell table:style-name="Table2.A2" office:value-type="string">
            <text:p text:style-name="P14">Basisanalyse van data</text:p>
          </table:table-cell>
          <table:table-cell table:style-name="Table2.A2" office:value-type="string">
            <text:p text:style-name="P14">Should have</text:p>
          </table:table-cell>
          <table:table-cell table:style-name="Table2.C2" office:value-type="string">
            <text:p text:style-name="P14">Bijvoorbeeld drukverdeling, grafieken (Run 3)</text:p>
          </table:table-cell>
        </table:table-row>
        <table:table-row table:style-name="Table2.1">
          <table:table-cell table:style-name="Table2.A2" office:value-type="string">
            <text:p text:style-name="P14">Detectie compensatiebewegingen</text:p>
          </table:table-cell>
          <table:table-cell table:style-name="Table2.A2" office:value-type="string">
            <text:p text:style-name="P14">Should have</text:p>
          </table:table-cell>
          <table:table-cell table:style-name="Table2.C2" office:value-type="string">
            <text:p text:style-name="P14">Ondersteunt advies (Run 3)</text:p>
          </table:table-cell>
        </table:table-row>
        <table:table-row table:style-name="Table2.1">
          <table:table-cell table:style-name="Table2.A2" office:value-type="string">
            <text:p text:style-name="P14">Geavanceerde analyses</text:p>
          </table:table-cell>
          <table:table-cell table:style-name="Table2.A2" office:value-type="string">
            <text:p text:style-name="P14">Could have</text:p>
          </table:table-cell>
          <table:table-cell table:style-name="Table2.C2" office:value-type="string">
            <text:p text:style-name="P14">Heatmaps, alerts (Run 4)</text:p>
          </table:table-cell>
        </table:table-row>
        <table:table-row table:style-name="Table2.1">
          <table:table-cell table:style-name="Table2.A2" office:value-type="string">
            <text:p text:style-name="P14">Intuïtieve interface voor cliënten</text:p>
          </table:table-cell>
          <table:table-cell table:style-name="Table2.A2" office:value-type="string">
            <text:p text:style-name="P14">Could have</text:p>
          </table:table-cell>
          <table:table-cell table:style-name="Table2.C2" office:value-type="string">
            <text:p text:style-name="P14">Mogelijk in toekomstige uitbreiding (Run 4)</text:p>
          </table:table-cell>
        </table:table-row>
        <table:table-row table:style-name="Table2.1">
          <table:table-cell table:style-name="Table2.A2" office:value-type="string">
            <text:p text:style-name="P14">Integratie met apps/webinterface</text:p>
          </table:table-cell>
          <table:table-cell table:style-name="Table2.A2" office:value-type="string">
            <text:p text:style-name="P14">Could have</text:p>
          </table:table-cell>
          <table:table-cell table:style-name="Table2.C2" office:value-type="string">
            <text:p text:style-name="P14">Optioneel, gepland voor Run 5</text:p>
          </table:table-cell>
        </table:table-row>
        <table:table-row table:style-name="Table2.1">
          <table:table-cell table:style-name="Table2.A2" office:value-type="string">
            <text:p text:style-name="P14">Cloudopslag sensordata</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Realtime coaching AI</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Volledige compatibiliteit alle sensortypes</text:p>
          </table:table-cell>
          <table:table-cell table:style-name="Table2.A2" office:value-type="string">
            <text:p text:style-name="P14">Won’t have</text:p>
          </table:table-cell>
          <table:table-cell table:style-name="Table2.C2" office:value-type="string">
            <text:p text:style-name="P14">Focus op specifieke sensoren</text:p>
          </table:table-cell>
        </table:table-row>
        <table:table-row table:style-name="Table2.1">
          <table:table-cell table:style-name="Table2.A2" office:value-type="string">
            <text:p text:style-name="P14">Integratie met wearables</text:p>
          </table:table-cell>
          <table:table-cell table:style-name="Table2.A2" office:value-type="string">
            <text:p text:style-name="P14">Won’t have</text:p>
          </table:table-cell>
          <table:table-cell table:style-name="Table2.C2" office:value-type="string">
            <text:p text:style-name="P14">Te veel uitbreiding</text:p>
          </table:table-cell>
        </table:table-row>
      </table:table>
      <text:p text:style-name="Standard"/>
      <text:h text:style-name="Heading_20_2" text:outline-level="2"><text:bookmark-start text:name="__RefHeading___Toc1312_3039812308"/>2.4 Beperkingen en voorkeuren<text:bookmark-end text:name="__RefHeading___Toc1312_3039812308"/></text:h>
      <text:p text:style-name="P15">Het project kent diverse beperkingen en ontwerpvoorkeuren die van invloed zijn op de technische uitwerking en keuzes voor hardware, software en functionaliteit:</text:p>
      <text:p text:style-name="P15"><text:span text:style-name="Strong_20_Emphasis">Beperkingen:</text:span></text:p>
      <text:list text:style-name="L3">
        <text:list-item>
          <text:p text:style-name="P16"><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2">it</text:span></text:span><text:span text:style-name="Strong_20_Emphasis"><text:span text:style-name="T11">eraties/runs</text:span></text:span>.</text:p>
        </text:list-item>
        <text:list-item>
          <text:p text:style-name="P16"><text:soft-page-break/><text:span text:style-name="Strong_20_Emphasis">Beperkte ervaring met sensortechnologieën:</text:span> Hoewel dit mijn eerste project van deze omvang is, beschik ik over beperkte ervaring met het ontwikkelen van sensorgebaseerde systemen. Dit kan het leerproces en de snelheid van ontwikkeling beïnvloeden.</text:p>
        </text:list-item>
        <text:list-item>
          <text:p text:style-name="P16"><text:span text:style-name="Strong_20_Emphasis">Beperkt projectbudget:</text:span> De beschikbare middelen zijn beperkt, waardoor keuzes voor hardware en software zorgvuldig moeten worden gemaakt.</text:p>
        </text:list-item>
        <text:list-item>
          <text:p text:style-name="P17"><text:span text:style-name="Strong_20_Emphasis"><text:span text:style-name="T8">Draagbaarheid:</text:span></text:span><text:span text:style-name="T8"> </text:span>Het prototype moet redelijk makkelijk mee te nemen zijn: <text:span text:style-name="Strong_20_Emphasis"><text:span text:style-name="T2">handzaam (“sjauwable”)</text:span></text:span><text:span text:style-name="T2">,</text:span> maar niet zo zwaar dat er speciale hulpmiddelen nodig zijn (“forklift<text:span text:style-name="T12">enabled</text:span>”). Dit stelt grenzen aan de omvang en het gewicht van de hardware en beïnvloedt de keuze van sensoren en schermen.</text:p>
        </text:list-item>
        <text:list-item>
          <text:p text:style-name="P16"><text:span text:style-name="Strong_20_Emphasis">Prototypekarakter:</text:span> Het systeem wordt niet direct ontwikkeld als commercieel product, maar als proof-of-concept. Niet alle functies hoeven volledig uitontwikkeld te zijn.</text:p>
        </text:list-item>
      </text:list>
      <text:p text:style-name="P15"><text:span text:style-name="Strong_20_Emphasis">Voorkeuren / voordelen:</text:span></text:p>
      <text:list text:style-name="L4">
        <text:list-item>
          <text:p text:style-name="P18"><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18"><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text:bookmark-start text:name="__RefHeading___Toc1314_3039812308"/>2.5 Use case <text:span text:style-name="T13">Pixar Pitch</text:span><text:bookmark-end text:name="__RefHeading___Toc1314_3039812308"/></text:h>
      <text:p text:style-name="P15"><text:span text:style-name="Strong_20_Emphasis">Once upon a time,</text:span> coaches en fysiotherapeuten moesten zich volledig <text:span text:style-name="T13">vertrouwen</text:span> op hun ogen, de feedback van de cliënt en hun ervaring. Soms voelden ze met hun vingers of bepaalde spieren aanspanden, maar veel van wat er in het lichaam gebeurde, bleef verborgen.</text:p>
      <text:p text:style-name="P15"><text:span text:style-name="Strong_20_Emphasis">Every day,</text:span> beginnende sporters moesten leren aangeven wat hun lichaam deed, terwijl de coach beperkt bleef tot visuele observatie en intuïtie. Hierdoor was het lastig om fouten in techniek volledig te herkennen of te corrigeren.</text:p>
      <text:p text:style-name="P15"><text:span text:style-name="Strong_20_Emphasis">Until one day,</text:span> een prototype meetsysteem werd ontwikkeld dat realtime informatie gaf over het beweegpatroon van de cliënt, met extra datapunten die de coach kon interpreteren.</text:p>
      <text:p text:style-name="P15"><text:soft-page-break/><text:span text:style-name="Strong_20_Emphasis">Because of that,</text:span> konden coaches beter analyseren wat er fout ging in een beweging en controleren of hun aanpassingen daadwerkelijk effect hadden.</text:p>
      <text:p text:style-name="P15"><text:span text:style-name="Strong_20_Emphasis">Because of that,</text:span> namen blessures af, verbeterde de techniek sneller en konden cliënten sneller betere prestaties behalen.</text:p>
      <text:p text:style-name="P15"><text:span text:style-name="Strong_20_Emphasis">Until finally,</text:span> kregen zowel coach als cliënt <text:span text:style-name="T13">meer</text:span> inzicht in hoe de cliënt beweegt, waardoor training effectiever, veiliger en inzichtelijker werd.</text:p>
      <text:h text:style-name="Heading_20_2" text:outline-level="2"><text:bookmark-start text:name="__RefHeading___Toc1316_3039812308"/>2.6 Openstaande vragen / keuzes<text:bookmark-end text:name="__RefHeading___Toc1316_3039812308"/></text:h>
      <text:list text:style-name="L5">
        <text:list-item>
          <text:p text:style-name="P19">Welke specifieke sensoren zijn geschikt? (<text:span text:style-name="T14">Hoofdstuk 4, uitwerking methode</text:span>)</text:p>
        </text:list-item>
        <text:list-item>
          <text:p text:style-name="P19">Welke microcontroller/software setup geeft de beste realtime feedback? <text:span text:style-name="T14">(hoofdstuk 4, uitwerking methode</text:span><text:span text:style-name="T15">)</text:span></text:p>
        </text:list-item>
        <text:list-item>
          <text:p text:style-name="P20"><text:span text:style-name="T8">Welke analysevormen zijn nuttig voor professionals? (grafieken, heatmaps, alerts) </text:span><text:span text:style-name="T14">(hoofdstuk 4, uitwerking methode</text:span><text:span text:style-name="T15">)</text:span></text:p>
        </text:list-item>
      </text:list>
      <text:h text:style-name="P7" text:outline-level="1"><text:bookmark-start text:name="__RefHeading___Toc1584_3069374886"/>3. Methoden<text:bookmark-end text:name="__RefHeading___Toc1584_3069374886"/></text:h>
      <text:p text:style-name="Text_20_body">In dit hoofdstuk worden de onderzoeksmethoden beschreven die worden toegepast om de openstaande vragen uit hoofdstuk 2.6 te beantwoorden. Het doel is om systematisch te bepalen <text:span text:style-name="Strong_20_Emphasis">welke sensoren, microcontroller/software-setup en analysevormen geschikt zijn</text:span> voor het prototype.</text:p>
      <text:p text:style-name="Text_20_body">Voor dit project wordt gebruikgemaakt van methoden zoals beschreven op <text:a xlink:type="simple" xlink:href="https://ictresearchmethods.nl/" office:name="ist research methods" office:target-frame-name="_new" xlink:show="replace" text:style-name="Internet_20_link" text:visited-style-name="Visited_20_Internet_20_Link">ictresearchmethods.nl</text:a>. Het gaat hierbij om een combinatie van <text:span text:style-name="Strong_20_Emphasis">Library methods</text:span> (secundair onderzoek, zoals literatuurstudie) en <text:span text:style-name="Strong_20_Emphasis">Workshop research</text:span> (co-design), waarbij experts en eindgebruikers actief worden betrokken in het ontwerpproces. Praktische veldtesten met cliënten vallen in deze fase nog buiten scope.</text:p>
      <text:h text:style-name="Heading_20_2" text:outline-level="2"><text:bookmark-start text:name="__RefHeading___Toc1586_3069374886"/>3.1 Welke sensoren zijn geschikt?<text:bookmark-end text:name="__RefHeading___Toc1586_3069374886"/></text:h>
      <text:p text:style-name="Text_20_body">Om te bepalen welke sensoren bruikbaar zijn voor het meten van bewegingen tijdens krachttraining, wordt een combinatie van expertinput en literatuurstudie ingezet.</text:p>
      <text:p text:style-name="Text_20_body"><text:span text:style-name="Strong_20_Emphasis">Stappenplan:</text:span></text:p>
      <text:list text:style-name="L6">
        <text:list-item>
          <text:p text:style-name="P21"><text:span text:style-name="Strong_20_Emphasis">Expertinterview met powerliftcoach</text:span></text:p>
          <text:list>
            <text:list-item>
              <text:p text:style-name="P21">Doel: inzicht krijgen in welke bewegingen en informatie voor hem/haar het meest waardevol zijn bij het analyseren van cliënten.</text:p>
            </text:list-item>
            <text:list-item>
              <text:p text:style-name="P21">Voorbeeldvragen:</text:p>
              <text:list>
                <text:list-item>
                  <text:p text:style-name="P21">Bij welke oefeningen mis je cruciale informatie over de beweging van cliënten?</text:p>
                </text:list-item>
                <text:list-item>
                  <text:p text:style-name="P21">Welke fouten of compensatiepatronen wil je sneller of duidelijker kunnen zien?</text:p>
                </text:list-item>
                <text:list-item>
                  <text:p text:style-name="P21">Wat zou je minimaal op een scherm willen terugzien tijdens of na een oefening?</text:p>
                </text:list-item>
              </text:list>
            </text:list-item>
          </text:list>
        </text:list-item>
        <text:list-item>
          <text:p text:style-name="P21"><text:span text:style-name="Strong_20_Emphasis">Expertinterview met sensor- of hardware-expert</text:span></text:p>
          <text:list>
            <text:list-item>
              <text:p text:style-name="P21">Doel: bepalen welke van de informatiebehoeften uit het coach-interview technisch meetbaar zijn en binnen de scope van dit project passen.</text:p>
            </text:list-item>
            <text:list-item>
              <text:p text:style-name="P21">Voorbeeldvragen:</text:p>
              <text:list>
                <text:list-item>
                  <text:p text:style-name="P21">Welke sensortypen zijn geschikt om de genoemde bewegingen te meten?</text:p>
                </text:list-item>
                <text:list-item>
                  <text:p text:style-name="P21"><text:soft-page-break/>Zijn er beperkingen qua draagbaarheid, gewicht of robuustheid waar rekening mee gehouden moet worden?</text:p>
                </text:list-item>
                <text:list-item>
                  <text:p text:style-name="P21">Welke sensoren zijn praktisch haalbaar binnen het beschikbare budget?</text:p>
                </text:list-item>
              </text:list>
            </text:list-item>
          </text:list>
        </text:list-item>
        <text:list-item>
          <text:p text:style-name="P21"><text:span text:style-name="Strong_20_Emphasis">Literatuurstudie</text:span></text:p>
          <text:list>
            <text:list-item>
              <text:p text:style-name="P21">Doel: vergelijking maken tussen verschillende sensortypen (bijv. krachtsensoren, druksensoren, IMU’s).</text:p>
            </text:list-item>
            <text:list-item>
              <text:p text:style-name="P21">Focuspunten:</text:p>
              <text:list>
                <text:list-item>
                  <text:p text:style-name="P21">Belastbaarheid (kunnen ze voldoende kracht registreren zonder schade?)</text:p>
                </text:list-item>
                <text:list-item>
                  <text:p text:style-name="P21">Type input (dynamisch, statisch, combinatie)</text:p>
                </text:list-item>
                <text:list-item>
                  <text:p text:style-name="P21">Gebruikservaringen uit eerdere projecten (handleidingen, wetenschappelijke artikelen, online bronnen).</text:p>
                </text:list-item>
              </text:list>
            </text:list-item>
          </text:list>
        </text:list-item>
      </text:list>
      <text:h text:style-name="Heading_20_2" text:outline-level="2"><text:bookmark-start text:name="__RefHeading___Toc1588_3069374886"/>3.2 Welke microcontroller/software-setup geeft de <text:span text:style-name="T16">geschikte</text:span> realtime feedback?<text:bookmark-end text:name="__RefHeading___Toc1588_3069374886"/></text:h>
      <text:p text:style-name="Text_20_body">De keuze voor de microcontroller en software is afhankelijk van de sensoren die geselecteerd worden. Om tot een geschikte setup te komen:</text:p>
      <text:list text:style-name="L7">
        <text:list-item>
          <text:p text:style-name="P22"><text:span text:style-name="Strong_20_Emphasis">Literatuurstudie</text:span></text:p>
          <text:list>
            <text:list-item>
              <text:p text:style-name="P22">Onderzoeken welke microcontrollers en frameworks vaak worden gebruikt in combinatie met de geselecteerde sensoren.</text:p>
            </text:list-item>
            <text:list-item>
              <text:p text:style-name="P22">Criteria: snelheid van dataverwerking, compatibiliteit, draagbaarheid, community-ondersteuning (open-source).</text:p>
            </text:list-item>
          </text:list>
        </text:list-item>
        <text:list-item>
          <text:p text:style-name="P22"><text:span text:style-name="Strong_20_Emphasis">Expertinterview met hardware-/software-experts</text:span></text:p>
          <text:list>
            <text:list-item>
              <text:p text:style-name="P22">De voorlopige keuzes uit de literatuurstudie worden voorgelegd aan experts om praktische feedback te krijgen.</text:p>
            </text:list-item>
            <text:list-item>
              <text:p text:style-name="P22">Doel: toetsen of de combinatie sensoren–microcontroller/software technisch haalbaar is en of er alternatieven zijn die beter aansluiten.</text:p>
            </text:list-item>
          </text:list>
        </text:list-item>
      </text:list>
      <text:h text:style-name="Heading_20_3" text:outline-level="3"><text:bookmark-start text:name="__RefHeading___Toc1590_3069374886"/>3.3 Welke analysevormen zijn nuttig voor professionals?<text:bookmark-end text:name="__RefHeading___Toc1590_3069374886"/></text:h>
      <text:p text:style-name="Text_20_body">Om te bepalen welke vormen van data-analyse en visualisatie effectief zijn voor professionals, wordt <text:span text:style-name="Strong_20_Emphasis">co-design (workshop research)</text:span> toegepast. Hierbij worden eindgebruikers actief betrokken in het ontwerpproces.</text:p>
      <text:p text:style-name="Text_20_body"><text:span text:style-name="Strong_20_Emphasis">Aanpak:</text:span></text:p>
      <text:list text:style-name="L8">
        <text:list-item>
          <text:p text:style-name="P23"><text:soft-page-break/><text:span text:style-name="Strong_20_Emphasis">Literatuurstudie</text:span></text:p>
          <text:list>
            <text:list-item>
              <text:p text:style-name="P23">Onderzoeken van bestaande studies in de bewegingswetenschappen, fysiotherapie en krachttraining om een basis te leggen voor mogelijke analysetools.</text:p>
            </text:list-item>
          </text:list>
        </text:list-item>
        <text:list-item>
          <text:p text:style-name="P23"><text:span text:style-name="Strong_20_Emphasis">Co-design workshop met powerliftcoach</text:span></text:p>
          <text:list>
            <text:list-item>
              <text:p text:style-name="P23">Samen met een coach wordt in een interactieve sessie verkend welke vormen van visualisatie (bijv. grafieken, heatmaps, alerts) het meest bruikbaar zijn.</text:p>
            </text:list-item>
            <text:list-item>
              <text:p text:style-name="P23">Door het gezamenlijk schetsen of bespreken van mock-ups ontstaat direct inzicht in voorkeuren en gebruiksgemak.</text:p>
            </text:list-item>
          </text:list>
        </text:list-item>
        <text:list-item>
          <text:p text:style-name="P23"><text:span text:style-name="Strong_20_Emphasis">Resultaat:</text:span></text:p>
          <text:list>
            <text:list-item>
              <text:p text:style-name="P23">Een selectie van 2–3 analysevormen die aansluiten op de praktijkbehoeften van professionals en die in het prototype verder kunnen worden uitgewerkt.</text:p>
            </text:list-item>
          </text:list>
        </text:list-item>
      </text:list>
      <text:h text:style-name="P24" text:outline-level="2"><text:bookmark-start text:name="__RefHeading___Toc1592_3069374886"/>3.4 Schematische weergave<text:bookmark-end text:name="__RefHeading___Toc1592_3069374886"/></text:h>
      <text:p text:style-name="P25"/>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14">Openstaande vraag</text:p>
          </table:table-cell>
          <table:table-cell table:style-name="Table3.A1" office:value-type="string">
            <text:p text:style-name="P14">Onderzoeksmethode(n)</text:p>
          </table:table-cell>
          <table:table-cell table:style-name="Table3.C1" office:value-type="string">
            <text:p text:style-name="P14">Verwacht resultaat</text:p>
          </table:table-cell>
        </table:table-row>
        <table:table-row table:style-name="Table3.2">
          <table:table-cell table:style-name="Table3.A2" office:value-type="string">
            <text:p text:style-name="P14">Welke sensoren zijn geschikt?</text:p>
          </table:table-cell>
          <table:table-cell table:style-name="Table3.A2" office:value-type="string">
            <text:p text:style-name="P26">- Expertinterview met powerliftcoach</text:p>
            <text:p text:style-name="P26">- Expertinterview met sensor-/hardware-expert</text:p>
            <text:p text:style-name="P26">- Literatuurstudie (vergelijking eigenschappen sensoren)</text:p>
          </table:table-cell>
          <table:table-cell table:style-name="Table3.C2" office:value-type="string">
            <text:p text:style-name="P14">Selectie van 1–2 sensortypen die technisch haalbaar en praktisch bruikbaar zijn voor het prototype.</text:p>
          </table:table-cell>
        </table:table-row>
        <text:soft-page-break/>
        <table:table-row table:style-name="Table3.3">
          <table:table-cell table:style-name="Table3.A2" office:value-type="string">
            <text:p text:style-name="P14">Welke microcontroller/software-setup geeft de beste realtime feedback?</text:p>
          </table:table-cell>
          <table:table-cell table:style-name="Table3.A2" office:value-type="string">
            <text:p text:style-name="P26">- Literatuurstudie (technische opties en compatibiliteit)</text:p>
            <text:p text:style-name="P26">- Expertinterview met hardware-/software-experts</text:p>
          </table:table-cell>
          <table:table-cell table:style-name="Table3.C2" office:value-type="string">
            <text:p text:style-name="P14">Keuze voor een microcontroller en softwareomgeving die realtime feedback kan geven en aansluit bij de geselecteerde sensoren.</text:p>
          </table:table-cell>
        </table:table-row>
        <table:table-row table:style-name="Table3.4">
          <table:table-cell table:style-name="Table3.A2" office:value-type="string">
            <text:p text:style-name="P14">Welke analysevormen zijn nuttig voor professionals?</text:p>
          </table:table-cell>
          <table:table-cell table:style-name="Table3.A2" office:value-type="string">
            <text:p text:style-name="P26">- Literatuurstudie (bewegingswetenschappen, fysiotherapie, krachttraining)</text:p>
            <text:p text:style-name="P26">- <text:span text:style-name="T17">CO-Design</text:span></text:p>
            <text:p text:style-name="P26">- Expertreview met powerliftcoach</text:p>
          </table:table-cell>
          <table:table-cell table:style-name="Table3.C2" office:value-type="string">
            <text:p text:style-name="P14">Lijst van 2–3 visualisatievormen (bijv. grafieken, heatmaps, alerts) die voor professionals het meest waardevol zijn.</text:p>
          </table:table-cell>
        </table:table-row>
      </table:table>
      <text:p text:style-name="Standard"><text:span text:style-name="Strong_20_Emphasis"/></text:p>
      <text:h text:style-name="P27" text:outline-level="1"><text:bookmark-start text:name="__RefHeading___Toc1594_3069374886"/><text:span text:style-name="Strong_20_Emphasis"><text:span text:style-name="T18">4. Advies en Planning</text:span></text:span><text:bookmark-end text:name="__RefHeading___Toc1594_3069374886"/></text:h>
      <text:p text:style-name="P28"><text:span text:style-name="Strong_20_Emphasis"><text:span text:style-name="T2">Op basis van de analyses in hoofdstukken 2 en 3 kan het volgende voorlopig advies worden gegeven:</text:span></text:span></text:p>
      <text:list text:style-name="L9">
        <text:list-item>
          <text:p text:style-name="P29"><text:span text:style-name="Strong_20_Emphasis">Sensortechnologie</text:span></text:p>
          <text:list>
            <text:list-item>
              <text:p text:style-name="P29">Begin met 1–2 types sensoren die <text:span text:style-name="T18">informatie kan verzamelen dat de expert nieuwe inzichten geeft maar die ook toepasbaarzijn voor een onervaren ontwikkelaar.</text:span></text:p>
            </text:list-item>
            <text:list-item>
              <text:p text:style-name="P29">Focus op draagbaarheid en gebruiksgemak, zodat de professional het prototype eenvoudig kan toepassen in een sportschool- of trainingsomgeving.</text:p>
            </text:list-item>
            <text:list-item>
              <text:p text:style-name="P29">Sensoren moeten robuust genoeg zijn voor dynamische krachttrainingen, maar hoeven niet direct commercieel geschikt te zijn.</text:p>
            </text:list-item>
          </text:list>
        </text:list-item>
        <text:list-item>
          <text:p text:style-name="P29"><text:span text:style-name="Strong_20_Emphasis">Microcontroller en software</text:span></text:p>
          <text:list>
            <text:list-item>
              <text:p text:style-name="P29">Gebruik een microcontroller/platform met goede ondersteuning voor real-time data-acquisitie en compatibiliteit met de gekozen sensoren (bijv. Arduino of ESP32).</text:p>
            </text:list-item>
            <text:list-item>
              <text:p text:style-name="P29">Houd de software open-source en modulair, zodat functies later eenvoudig uitgebreid kunnen worden.</text:p>
            </text:list-item>
            <text:list-item>
              <text:p text:style-name="P29">Voor visualisatie kan in eerste instantie een laptop of tablet worden gebruikt, zodat realtime feedback zichtbaar is voor de professional.</text:p>
            </text:list-item>
          </text:list>
        </text:list-item>
        <text:list-item>
          <text:p text:style-name="P29"><text:span text:style-name="Strong_20_Emphasis">Analyse en visualisatie</text:span></text:p>
          <text:list>
            <text:list-item>
              <text:p text:style-name="P29">Pas co-design (workshop research) toe met een coach/fysiotherapeut om 2–3 analysevormen te selecteren die bruikbaar zijn in de praktijk.</text:p>
            </text:list-item>
            <text:list-item>
              <text:p text:style-name="P29">Mogelijke vormen: grafieken van bewegingshoek, heatmaps van drukverdeling, waarschuwingen bij compensatiebewegingen.</text:p>
            </text:list-item>
            <text:list-item>
              <text:p text:style-name="P29">Begin eenvoudig en bouw stap voor stap uit naar complexere analyses.</text:p>
            </text:list-item>
          </text:list>
        </text:list-item>
        <text:list-item>
          <text:p text:style-name="P29"><text:span text:style-name="Strong_20_Emphasis">Prototypefocus</text:span></text:p>
          <text:list>
            <text:list-item>
              <text:p text:style-name="P29">Het primaire doel is een functionerend proof-of-concept.</text:p>
            </text:list-item>
            <text:list-item>
              <text:p text:style-name="P29">Alle keuzes worden gemaakt met het oog op <text:span text:style-name="Strong_20_Emphasis">eerste bruikbare versie</text:span>, niet op een commercieel product.</text:p>
            </text:list-item>
            <text:list-item>
              <text:p text:style-name="P29"><text:soft-page-break/>Feedback van experts en gebruikers zal richting geven aan toekomstige uitbreidingen.</text:p>
            </text:list-item>
          </text:list>
        </text:list-item>
      </text:list>
      <text:p text:style-name="P28"><text:span text:style-name="Strong_20_Emphasis"/></text:p>
      <text:p text:style-name="P30"><text:span text:style-name="Strong_20_Emphasis"><text:span text:style-name="T19">Planning </text:span></text:span><text:span text:style-name="Strong_20_Emphasis"><text:span text:style-name="T20">(nog aanpassen, </text:span></text:span><text:span text:style-name="Strong_20_Emphasis"><text:span text:style-name="T21">vergeten design element toe te voegen</text:span></text:span><text:span text:style-name="Strong_20_Emphasis"><text:span text:style-name="T20">)</text:span></text:span></text:p>
      <table:table table:name="Table4" table:style-name="Table4" table:template-name="Default Style">
        <table:table-column table:style-name="Table4.A"/>
        <table:table-column table:style-name="Table4.B"/>
        <table:table-column table:style-name="Table4.C"/>
        <table:table-row table:style-name="Table4.1">
          <table:table-cell table:style-name="Table4.A1" office:value-type="string">
            <text:p text:style-name="P14"><text:span text:style-name="Strong_20_Emphasis"><text:span text:style-name="T22">Fase / Run</text:span></text:span></text:p>
          </table:table-cell>
          <table:table-cell table:style-name="Table4.A1" office:value-type="string">
            <text:p text:style-name="P14">Activiteit</text:p>
          </table:table-cell>
          <table:table-cell table:style-name="Table4.C1" office:value-type="string">
            <text:p text:style-name="P14">Tijdsbesteding</text:p>
          </table:table-cell>
        </table:table-row>
        <table:table-row table:style-name="Table4.1">
          <table:table-cell table:style-name="Table4.A2" office:value-type="string">
            <text:p text:style-name="P14">Run 1</text:p>
          </table:table-cell>
          <table:table-cell table:style-name="Table4.A2" office:value-type="string">
            <text:p text:style-name="P14">Onderzoeksvragen definiëren en literatuurstudie</text:p>
          </table:table-cell>
          <table:table-cell table:style-name="Table4.C2" office:value-type="string">
            <text:p text:style-name="P14"><text:span text:style-name="T23">4</text:span> weken</text:p>
          </table:table-cell>
        </table:table-row>
        <table:table-row table:style-name="Table4.1">
          <table:table-cell table:style-name="Table4.A2" office:value-type="string">
            <text:p text:style-name="P14">Run 2</text:p>
          </table:table-cell>
          <table:table-cell table:style-name="Table4.A2" office:value-type="string">
            <text:p text:style-name="P14">Hardware prototyping: sensoren selecteren, koppelen, realtime uitlezen</text:p>
          </table:table-cell>
          <table:table-cell table:style-name="Table4.C2" office:value-type="string">
            <text:p text:style-name="P14"><text:span text:style-name="T23">2</text:span> weken</text:p>
          </table:table-cell>
        </table:table-row>
        <table:table-row table:style-name="Table4.1">
          <table:table-cell table:style-name="Table4.A2" office:value-type="string">
            <text:p text:style-name="P14">Run 3</text:p>
          </table:table-cell>
          <table:table-cell table:style-name="Table4.A2" office:value-type="string">
            <text:p text:style-name="P14">Data-opslag: lokaal opslaan van sensordata</text:p>
          </table:table-cell>
          <table:table-cell table:style-name="Table4.C2" office:value-type="string">
            <text:p text:style-name="P14">2 weken</text:p>
          </table:table-cell>
        </table:table-row>
        <table:table-row table:style-name="Table4.1">
          <table:table-cell table:style-name="Table4.A2" office:value-type="string">
            <text:p text:style-name="P14">Run 4</text:p>
          </table:table-cell>
          <table:table-cell table:style-name="Table4.A2" office:value-type="string">
            <text:p text:style-name="P14">Analyse &amp; co-design workshop: selecteren van visualisatievormen</text:p>
          </table:table-cell>
          <table:table-cell table:style-name="Table4.C2" office:value-type="string">
            <text:p text:style-name="P14"><text:span text:style-name="T23">2</text:span> weken</text:p>
          </table:table-cell>
        </table:table-row>
        <table:table-row table:style-name="Table4.1">
          <table:table-cell table:style-name="Table4.A2" office:value-type="string">
            <text:p text:style-name="P14">Run 5</text:p>
          </table:table-cell>
          <table:table-cell table:style-name="Table4.A2" office:value-type="string">
            <text:p text:style-name="P14">Verdere uitbreidingen: integratie apps, smartware, extra functies</text:p>
          </table:table-cell>
          <table:table-cell table:style-name="Table4.C2" office:value-type="string">
            <text:p text:style-name="P14">3–4 weken (optioneel)</text:p>
          </table:table-cell>
        </table:table-row>
        <table:table-row table:style-name="Table4.1">
          <table:table-cell table:style-name="Table4.A2" office:value-type="string">
            <text:p text:style-name="P14">Totaal</text:p>
          </table:table-cell>
          <table:table-cell table:style-name="Table4.A2" office:value-type="string">
            <text:p text:style-name="P14">Prototype ontwikkeling en eerste evaluatie minus optioneel</text:p>
          </table:table-cell>
          <table:table-cell table:style-name="Table4.C2" office:value-type="string">
            <text:p text:style-name="P14"><text:span text:style-name="T23">10</text:span> weken</text:p>
          </table:table-cell>
        </table:table-row>
      </table:table>
      <text:p text:style-name="Standard"><text:span text:style-name="Strong_20_Emphasis"/></text:p>
      <text:h text:style-name="P7" text:outline-level="1"><text:bookmark-start text:name="__RefHeading___Toc1596_3069374886"/><text:span text:style-name="Strong_20_Emphasis">Bijlage </text:span><text:span text:style-name="Strong_20_Emphasis"><text:span text:style-name="T18">1</text:span></text:span><text:span text:style-name="Strong_20_Emphasis"> – Conceptvragenlijst Expertinterviews</text:span><text:bookmark-end text:name="__RefHeading___Toc1596_3069374886"/></text:h>
      <text:p text:style-name="P31">Deze vragenlijst dient als leidraad voor de expertinterviews in het kader van het project <text:span text:style-name="Emphasis">Bewegingsanalyse </text:span><text:span text:style-name="Emphasis"><text:span text:style-name="T24">Powerliften</text:span></text:span>. Afhankelijk van de expertise van de geïnterviewde (coach, fysiotherapeut, hardware-/software-expert) kan een selectie uit onderstaande vragen worden gemaakt.</text:p>
      <text:h text:style-name="Heading_20_2" text:outline-level="2"><text:bookmark-start text:name="__RefHeading___Toc1598_3069374886"/>Blok 1 – Sensoren (opgesplitst naar experts)<text:bookmark-end text:name="__RefHeading___Toc1598_3069374886"/></text:h>
      <text:h text:style-name="P32" text:outline-level="4"><text:bookmark-start text:name="__RefHeading___Toc1600_3069374886"/>1. Expertinterview met powerliftcoach<text:bookmark-end text:name="__RefHeading___Toc1600_3069374886"/></text:h>
      <text:p text:style-name="Text_20_body"><text:span text:style-name="Strong_20_Emphasis">Doel:</text:span> Inzicht krijgen in welke bewegingen en informatie voor de coach het meest waardevol zijn bij het analyseren van cliënten.</text:p>
      <text:p text:style-name="Text_20_body"><text:span text:style-name="Strong_20_Emphasis">Voorbeeldvragen:</text:span></text:p>
      <text:list text:style-name="L10">
        <text:list-item>
          <text:p text:style-name="P33">Bij welke oefeningen mis je cruciale informatie over de beweging van cliënten?</text:p>
        </text:list-item>
        <text:list-item>
          <text:p text:style-name="P33">Welke fouten of compensatiepatronen wil je sneller of duidelijker kunnen zien?</text:p>
        </text:list-item>
        <text:list-item>
          <text:p text:style-name="P33">Wat zou je minimaal op een scherm willen terugzien tijdens of na een oefening?</text:p>
        </text:list-item>
        <text:list-item>
          <text:p text:style-name="P33">Zijn er specifieke bewegingen of posities waarvan je denkt dat ze vaak verkeerd worden uitgevoerd?</text:p>
        </text:list-item>
        <text:list-item>
          <text:p text:style-name="P33">Welke meetwaarden zouden jou helpen bij het corrigeren van techniek tijdens trainingen?</text:p>
        </text:list-item>
      </text:list>
      <text:h text:style-name="P32" text:outline-level="4"><text:bookmark-start text:name="__RefHeading___Toc1602_3069374886"/>2. Expertinterview met sensor- of hardware-expert<text:bookmark-end text:name="__RefHeading___Toc1602_3069374886"/></text:h>
      <text:p text:style-name="Text_20_body"><text:span text:style-name="Strong_20_Emphasis">Doel:</text:span> Bepalen welke van de informatiebehoeften uit het coach-interview technisch meetbaar zijn en binnen de scope van dit project passen.</text:p>
      <text:p text:style-name="Text_20_body"><text:span text:style-name="Strong_20_Emphasis">Voorbeeldvragen:</text:span></text:p>
      <text:list text:style-name="L11">
        <text:list-item>
          <text:p text:style-name="P34">Welke sensortypen zijn geschikt om de genoemde bewegingen te meten?</text:p>
        </text:list-item>
        <text:list-item>
          <text:p text:style-name="P34">Zijn er beperkingen qua draagbaarheid, gewicht of robuustheid waar rekening mee gehouden moet worden?</text:p>
        </text:list-item>
        <text:list-item>
          <text:p text:style-name="P34">Welke sensoren zijn praktisch haalbaar binnen <text:span text:style-name="T16">een laag</text:span> budget?</text:p>
        </text:list-item>
        <text:list-item>
          <text:p text:style-name="P34">Zijn er sensoren die vaak falen in dynamische toepassingen zoals krachttraining?</text:p>
        </text:list-item>
        <text:list-item>
          <text:p text:style-name="P34"><text:soft-page-break/>Wat zijn de belangrijkste technische factoren om nauwkeurige realtime data te verkrijgen?</text:p>
        </text:list-item>
      </text:list>
      <text:h text:style-name="P32" text:outline-level="4"><text:bookmark-start text:name="__RefHeading___Toc1604_3069374886"/>3. Literatuurstudie<text:bookmark-end text:name="__RefHeading___Toc1604_3069374886"/></text:h>
      <text:p text:style-name="Text_20_body"><text:span text:style-name="Strong_20_Emphasis">Doel:</text:span> Vergelijking maken tussen verschillende sensortypen en hun geschiktheid voor het prototype.</text:p>
      <text:p text:style-name="Text_20_body"><text:span text:style-name="Strong_20_Emphasis">Focuspunten:</text:span></text:p>
      <text:list text:style-name="L12">
        <text:list-item>
          <text:p text:style-name="P35">Belastbaarheid: kunnen sensoren voldoende kracht registreren zonder schade?</text:p>
        </text:list-item>
        <text:list-item>
          <text:p text:style-name="P35">Type input: dynamisch, statisch, of een combinatie?</text:p>
        </text:list-item>
        <text:list-item>
          <text:p text:style-name="P35">Gebruikservaringen uit eerdere projecten: handleidingen, wetenschappelijke artikelen, online bronnen.</text:p>
        </text:list-item>
      </text:list>
      <text:p text:style-name="P36"/>
      <text:h text:style-name="P37" text:outline-level="3"><text:bookmark-start text:name="__RefHeading___Toc1606_3069374886"/>Blok 2 – Microcontroller &amp; Software<text:bookmark-end text:name="__RefHeading___Toc1606_3069374886"/></text:h>
      <text:list text:style-name="List_20_1">
        <text:list-item>
          <text:list>
            <text:list-item>
              <text:list>
                <text:list-item>
                  <text:p text:style-name="P38">Welke microcontrollers of ontwikkelplatformen (Arduino, ESP32, Raspberry Pi, etc.) zijn volgens u het meest geschikt voor realtime bewegingsfeedback?</text:p>
                </text:list-item>
                <text:list-item>
                  <text:p text:style-name="P38">Welke software-omgeving of programmeertaal (bijv. Python, C/C++, Matlab) sluit volgens u het beste aan bij sport- en bewegingsanalyse?</text:p>
                </text:list-item>
                <text:list-item>
                  <text:p text:style-name="P39">Welke valkuilen ziet u vaak bij de koppeling van sensoren met microcontrollers?</text:p>
                </text:list-item>
                <text:list-item>
                  <text:p text:style-name="P39">Wat zou u adviseren qua balans tussen “snel iets werkends hebben” en “duurzaam een schaalbaar systeem bouwen”?</text:p>
                </text:list-item>
              </text:list>
            </text:list-item>
          </text:list>
        </text:list-item>
      </text:list>
      <text:h text:style-name="P37" text:outline-level="3"><text:bookmark-start text:name="__RefHeading___Toc1608_3069374886"/>Blok 3 – Analyse &amp; Gebruik<text:bookmark-end text:name="__RefHeading___Toc1608_3069374886"/></text:h>
      <text:list text:continue-numbering="true" text:style-name="List_20_1">
        <text:list-item>
          <text:list>
            <text:list-item>
              <text:list>
                <text:list-item>
                  <text:p text:style-name="P38">Welke vormen van feedback (grafieken, waarschuwingen, geluid, kleurcodes, heatmaps) vindt u voor coaches en fysiotherapeuten het meest bruikbaar?</text:p>
                </text:list-item>
                <text:list-item>
                  <text:p text:style-name="P38">Hoeveel detail in feedback is wenselijk tijdens een training? (real-time vs. achteraf analyse)</text:p>
                </text:list-item>
                <text:list-item>
                  <text:p text:style-name="P38">Welke fouten of bewegingen wilt u het liefst dat het systeem direct signaleert?</text:p>
                </text:list-item>
                <text:list-item>
                  <text:p text:style-name="P38">Wat zou volgens u de grootste meerwaarde zijn van een dergelijk systeem ten opzichte van huidige methoden?</text:p>
                </text:list-item>
              </text:list>
            </text:list-item>
          </text:list>
        </text:list-item>
      </text:list>
      <text:h text:style-name="P37" text:outline-level="3"><text:bookmark-start text:name="__RefHeading___Toc1610_3069374886"/><text:soft-page-break/>Afsluitende vragen<text:bookmark-end text:name="__RefHeading___Toc1610_3069374886"/></text:h>
      <text:list text:continue-numbering="true" text:style-name="List_20_1">
        <text:list-item>
          <text:list>
            <text:list-item>
              <text:list>
                <text:list-item>
                  <text:p text:style-name="P38">Als u zelf een prototype zou mogen ontwerpen: wat zou u er absoluut in stoppen, en wat zeker niet?</text:p>
                </text:list-item>
                <text:list-item>
                  <text:p text:style-name="P38">Kent u nog andere experts of praktijksituaties die nuttig zouden zijn om in dit onderzoek te betrekken?</text:p>
                </text:list-item>
              </text:list>
            </text:list-item>
          </text:list>
        </text:list-item>
      </text:list>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10-26T12:26:45.842841239</dc:date>
    <meta:editing-duration>PT9H42M50S</meta:editing-duration>
    <meta:editing-cycles>49</meta:editing-cycles>
    <meta:generator>LibreOffice/25.8.2.2$Linux_X86_64 LibreOffice_project/580$Build-2</meta:generator>
    <meta:print-date>2025-09-15T14:18:32.681697942</meta:print-date>
    <meta:printed-by>PDF files</meta:printed-by>
    <meta:document-statistic meta:table-count="3" meta:image-count="0" meta:object-count="0" meta:page-count="17" meta:paragraph-count="252" meta:word-count="2560" meta:character-count="18242" meta:non-whitespace-character-count="16015"/>
  </office:meta>
</office:document-meta>
</file>